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20"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21"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22"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23"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24"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25"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26" style:family="paragraph" style:parent-style-name="Standard">
      <style:paragraph-properties fo:text-align="start" style:justify-single-word="false"/>
      <style:text-properties officeooo:paragraph-rsid="00b1a8f7"/>
    </style:style>
    <style:style style:name="P127" style:family="paragraph" style:parent-style-name="Standard">
      <style:paragraph-properties fo:text-align="start" style:justify-single-word="false"/>
      <style:text-properties officeooo:rsid="00b1eba9" officeooo:paragraph-rsid="00b1eba9"/>
    </style:style>
    <style:style style:name="P128"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29"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30"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31"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32"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33"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35"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36"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8"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39"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40"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42"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43"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44"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45"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46"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47"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48"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49"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50"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51"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53"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54"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55"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56"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57"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8"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59"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60"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61"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62"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66"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67"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8"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69"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70"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71"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72"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73"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74"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79" style:family="paragraph" style:parent-style-name="Standard" style:list-style-name="L4">
      <style:paragraph-properties fo:text-align="start" style:justify-single-word="false"/>
      <style:text-properties officeooo:paragraph-rsid="007d2eb2"/>
    </style:style>
    <style:style style:name="P180" style:family="paragraph" style:parent-style-name="Standard" style:list-style-name="L8">
      <style:paragraph-properties fo:text-align="start" style:justify-single-word="false"/>
      <style:text-properties officeooo:paragraph-rsid="008199ff"/>
    </style:style>
    <style:style style:name="P181" style:family="paragraph" style:parent-style-name="Standard" style:list-style-name="L11">
      <style:paragraph-properties fo:text-align="start" style:justify-single-word="false"/>
      <style:text-properties officeooo:paragraph-rsid="0086e122"/>
    </style:style>
    <style:style style:name="P182"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officeooo:rsid="0007c9cd"/>
    </style:style>
    <style:style style:name="T17" style:family="text">
      <style:text-properties style:font-name="Liberation Serif" officeooo:rsid="007d2eb2"/>
    </style:style>
    <style:style style:name="T18" style:family="text">
      <style:text-properties style:font-name="Liberation Serif" officeooo:rsid="007e7a8e"/>
    </style:style>
    <style:style style:name="T19" style:family="text">
      <style:text-properties style:font-name="Liberation Serif" officeooo:rsid="00806349"/>
    </style:style>
    <style:style style:name="T20" style:family="text">
      <style:text-properties style:font-name="Liberation Serif" officeooo:rsid="00809156"/>
    </style:style>
    <style:style style:name="T21" style:family="text">
      <style:text-properties style:font-name="Liberation Serif" officeooo:rsid="008199ff"/>
    </style:style>
    <style:style style:name="T22" style:family="text">
      <style:text-properties style:font-name="Liberation Serif" officeooo:rsid="0086e122"/>
    </style:style>
    <style:style style:name="T23" style:family="text">
      <style:text-properties style:font-name="Liberation Serif" officeooo:rsid="008a918c"/>
    </style:style>
    <style:style style:name="T24" style:family="text">
      <style:text-properties style:font-name="Liberation Serif" officeooo:rsid="009d2add"/>
    </style:style>
    <style:style style:name="T25" style:family="text">
      <style:text-properties officeooo:rsid="00806349"/>
    </style:style>
    <style:style style:name="T26" style:family="text">
      <style:text-properties officeooo:rsid="008199ff"/>
    </style:style>
    <style:style style:name="T27" style:family="text">
      <style:text-properties officeooo:rsid="007de9fd"/>
    </style:style>
    <style:style style:name="T28" style:family="text">
      <style:text-properties officeooo:rsid="0086e122"/>
    </style:style>
    <style:style style:name="T29" style:family="text">
      <style:text-properties officeooo:rsid="00893d83"/>
    </style:style>
    <style:style style:name="T30" style:family="text">
      <style:text-properties officeooo:rsid="008a918c"/>
    </style:style>
    <style:style style:name="T31" style:family="text">
      <style:text-properties officeooo:rsid="008b74ce"/>
    </style:style>
    <style:style style:name="T32" style:family="text">
      <style:text-properties officeooo:rsid="008c507a"/>
    </style:style>
    <style:style style:name="T33" style:family="text">
      <style:text-properties officeooo:rsid="0095a702"/>
    </style:style>
    <style:style style:name="T34" style:family="text">
      <style:text-properties officeooo:rsid="00972f87"/>
    </style:style>
    <style:style style:name="T35" style:family="text">
      <style:text-properties officeooo:rsid="009a4234"/>
    </style:style>
    <style:style style:name="T36" style:family="text">
      <style:text-properties officeooo:rsid="009c09ad"/>
    </style:style>
    <style:style style:name="T37" style:family="text">
      <style:text-properties officeooo:rsid="009d2add"/>
    </style:style>
    <style:style style:name="T38" style:family="text">
      <style:text-properties officeooo:rsid="009d4811"/>
    </style:style>
    <style:style style:name="T39" style:family="text">
      <style:text-properties officeooo:rsid="009de6c6"/>
    </style:style>
    <style:style style:name="T40" style:family="text">
      <style:text-properties officeooo:rsid="00a13cd5"/>
    </style:style>
    <style:style style:name="T41" style:family="text">
      <style:text-properties officeooo:rsid="00a2cde2"/>
    </style:style>
    <style:style style:name="T42" style:family="text">
      <style:text-properties officeooo:rsid="00a352b3"/>
    </style:style>
    <style:style style:name="T43" style:family="text">
      <style:text-properties officeooo:rsid="00a58ff3"/>
    </style:style>
    <style:style style:name="T44" style:family="text">
      <style:text-properties fo:font-weight="normal" style:font-weight-asian="normal" style:font-weight-complex="normal"/>
    </style:style>
    <style:style style:name="T45" style:family="text">
      <style:text-properties officeooo:rsid="00a68cee"/>
    </style:style>
    <style:style style:name="T46" style:family="text">
      <style:text-properties officeooo:rsid="00a7fba4"/>
    </style:style>
    <style:style style:name="T47" style:family="text">
      <style:text-properties officeooo:rsid="00aa1105"/>
    </style:style>
    <style:style style:name="T48" style:family="text">
      <style:text-properties officeooo:rsid="00aaf4be"/>
    </style:style>
    <style:style style:name="T49" style:family="text">
      <style:text-properties officeooo:rsid="00ad837a"/>
    </style:style>
    <style:style style:name="T50" style:family="text">
      <style:text-properties officeooo:rsid="00ae7eda"/>
    </style:style>
    <style:style style:name="T51" style:family="text">
      <style:text-properties officeooo:rsid="00b05424"/>
    </style:style>
    <style:style style:name="T52" style:family="text">
      <style:text-properties officeooo:rsid="00b15d16"/>
    </style:style>
    <style:style style:name="T53" style:family="text">
      <style:text-properties officeooo:rsid="00b1a8f7"/>
    </style:style>
    <style:style style:name="T54" style:family="text">
      <style:text-properties officeooo:rsid="00b3be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2906081543448215038" text:style-name="L1">
        <text:list-item>
          <text:p text:style-name="P133">Document <text:a xlink:type="simple" xlink:href="https://paulinoposada.github.io/web_fred/web_fred_2425/documents/presentacio_modul.pdf">presentació</text:a></text:p>
        </text:list-item>
        <text:list-item>
          <text:p text:style-name="P134"><text:a xlink:type="simple" xlink:href="https://paulinoposada.github.io/web_fred/web_fred_2425/index_fred_2425.html"><text:span text:style-name="T2">Lloc web</text:span></text:a></text:p>
        </text:list-item>
        <text:list-item>
          <text:p text:style-name="P147">Treball autònom tasca 1</text:p>
        </text:list-item>
        <text:list-item>
          <text:p text:style-name="P135"><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695247506899564563" text:style-name="L2">
        <text:list-item>
          <text:p text:style-name="P140"><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48">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5181364677868338678" text:style-name="L3">
        <text:list-item>
          <text:p text:style-name="P141"><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54">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2354601859947873833" text:style-name="L4">
        <text:list-item>
          <text:p text:style-name="P179"><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30531016309421" text:continue-list="list2906081543448215038" text:style-name="L1">
        <text:list-item>
          <text:p text:style-name="P136"><text:span text:style-name="T16">Continuat amb apunts, <text:s/></text:span><text:a xlink:type="simple" xlink:href="https://paulinoposada.github.io/web_fred/web_fred_2425/apunts/unitat_1/fred_apunts_ud_1_1_gs.pdf"><text:span text:style-name="T16">unitat 1.1</text:span></text:a><text:span text:style-name="T16">, arribat fins </text:span><text:span text:style-name="T17">1.4 Ejercicios. </text:span><text:span text:style-name="T18">Fet exercicis fins 1.4-6.</text:span></text:p>
        </text:list-item>
        <text:list-item>
          <text:p text:style-name="P149"><text:span text:style-name="T18">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549404212898370812" text:style-name="L5">
        <text:list-item>
          <text:p text:style-name="P142"><text:span text:style-name="T16">Continuat amb apunts, <text:s/></text:span><text:a xlink:type="simple" xlink:href="https://paulinoposada.github.io/web_fred/web_fred_2425/apunts/unitat_1/fred_apunts_ud_1_1_gs.pdf"><text:span text:style-name="T16">unitat 1.1</text:span></text:a><text:span text:style-name="T16">, arribat </text:span><text:span text:style-name="T19">al final, 1.5.2 Soldadura fuerte</text:span></text:p>
        </text:list-item>
        <text:list-item>
          <text:p text:style-name="P150"><text:span text:style-name="T16">D</text:span><text:span text:style-name="T8">emostració soldadura tova</text:span></text:p>
        </text:list-item>
        <text:list-item>
          <text:p text:style-name="P156"><text:span text:style-name="T25">Reparto material per</text:span> <text:a xlink:type="simple" xlink:href="https://paulinoposada.github.io/web_fred/documents/practica_soldadura_blanda.pdf">pràctica soldadura tova</text:a></text:p>
        </text:list-item>
        <text:list-item>
          <text:p text:style-name="P157">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7693588439912342735" text:style-name="L6">
        <text:list-item>
          <text:p text:style-name="P158">Sortida amb Javier Catbajosa</text:p>
        </text:list-item>
      </text:list>
      <text:p text:style-name="P61"/>
      <text:p text:style-name="P61"/>
      <text:p text:style-name="P35"/>
      <text:p text:style-name="P128">Di<text:span text:style-name="T6">vendres<text:tab/>04</text:span>/<text:span text:style-name="T7">10</text:span>/2<text:span text:style-name="T3">4</text:span></text:p>
      <text:p text:style-name="P15"><text:s/></text:p>
      <text:list xml:id="list7166224597296889761" text:style-name="L7">
        <text:list-item>
          <text:p text:style-name="P143"><text:span text:style-name="T16">Co</text:span><text:span text:style-name="T20">mencem amb els</text:span><text:span text:style-name="T16"> apunts </text:span><text:span text:style-name="T20">de la </text:span><text:a xlink:type="simple" xlink:href="https://paulinoposada.github.io/web_fred/web_fred_2425/apunts/unitat_1/fred_apunts_ud_1_2_gs.pdf"><text:span text:style-name="T20">unitat 1.2</text:span></text:a><text:span text:style-name="T16">, arribat fins </text:span><text:span text:style-name="T20">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30532416847218" text:continue-list="list230531016309421" text:style-name="L1">
        <text:list-item>
          <text:p text:style-name="P137"><text:span text:style-name="T16">Continuat amb apunts, <text:s/></text:span><text:a xlink:type="simple" xlink:href="https://paulinoposada.github.io/web_fred/web_fred_2425/apunts/unitat_1/fred_apunts_ud_1_2_gs.pdf"><text:span text:style-name="T20">unitat 1.2</text:span></text:a><text:span text:style-name="T16">, arribat fins </text:span><text:span text:style-name="T17">1.</text:span><text:span text:style-name="T21">5</text:span><text:span text:style-name="T17"> Ejercicios </text:span><text:span text:style-name="T21">energía y potencia</text:span><text:span text:style-name="T17">. </text:span><text:span text:style-name="T18">Fet exercicis fins 1.</text:span><text:span text:style-name="T21">5</text:span><text:span text:style-name="T18">-</text:span><text:span text:style-name="T21">3</text:span><text:span text:style-name="T18">.</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2363838692150210052" text:style-name="L8">
        <text:list-item>
          <text:p text:style-name="P144"><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1">fet exercicis 1.5-4 a 6.</text:span></text:p>
        </text:list-item>
        <text:list-item>
          <text:p text:style-name="P159">Comentat apartats 1.6.1 Calor específico, 1.6.2 Cambio de estado, calor sensible y latente, començat amb 1.6.3 Transmisión del calor. </text:p>
        </text:list-item>
        <text:list-item>
          <text:p text:style-name="P180"><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6">10</text:span>/<text:span text:style-name="T7">10</text:span>/2<text:span text:style-name="T3">4</text:span></text:p>
      <text:p text:style-name="P16"><text:s/></text:p>
      <text:list xml:id="list3373984321839246495" text:style-name="L9">
        <text:list-item>
          <text:p text:style-name="P160">Continuem amb la<text:span text:style-name="T27"> </text:span><text:a xlink:type="simple" xlink:href="https://paulinoposada.github.io/web_fred/documents/practica_soldadura_blanda.pdf"><text:span text:style-name="T27">pràctica soldadura tova</text:span></text:a><text:span text:style-name="T27">.</text:span></text:p>
        </text:list-item>
      </text:list>
      <text:p text:style-name="P62"/>
      <text:p text:style-name="P36"/>
      <text:p text:style-name="P36">Di<text:span text:style-name="T6">vendres<text:tab/>11</text:span>/<text:span text:style-name="T7">10</text:span>/2<text:span text:style-name="T3">4</text:span></text:p>
      <text:p text:style-name="P16"><text:s/></text:p>
      <text:list xml:id="list1853897737161389269" text:style-name="L10">
        <text:list-item>
          <text:p text:style-name="P161"><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30530729649254" text:continue-list="list230532416847218" text:style-name="L1">
        <text:list-item>
          <text:p text:style-name="P138"><text:span text:style-name="T16">Continuat amb apunts, <text:s/></text:span><text:a xlink:type="simple" xlink:href="https://paulinoposada.github.io/web_fred/web_fred_2425/apunts/unitat_1/fred_apunts_ud_1_2_gs.pdf"><text:span text:style-name="T20">unitat 1.2</text:span></text:a><text:span text:style-name="T16">, </text:span><text:span text:style-name="T22">terminat de comentar l'exemple </text:span><text:span text:style-name="T16">de tranmissió de calor a través d'una paret de la pàg. 19. </text:span></text:p>
        </text:list-item>
        <text:list-item>
          <text:p text:style-name="P151"><text:span text:style-name="T16">C</text:span><text:span text:style-name="T8">omentat apartat 1.6.5 Saturació, subrefredament i sobreescalfament</text:span></text:p>
        </text:list-item>
        <text:list-item>
          <text:p text:style-name="P165">Fet els exercicis 1.7.1 a 3.</text:p>
        </text:list-item>
      </text:list>
      <text:p text:style-name="P5"/>
      <text:p text:style-name="P5"/>
      <text:p text:style-name="P37">Di<text:span text:style-name="T4">mecres</text:span><text:tab/><text:span text:style-name="T28">16</text:span>/<text:span text:style-name="T7">10</text:span>/2<text:span text:style-name="T3">4</text:span></text:p>
      <text:p text:style-name="P17"><text:s/></text:p>
      <text:list xml:id="list6568472218239037172" text:style-name="L11">
        <text:list-item>
          <text:p text:style-name="P181"><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6">17</text:span>/<text:span text:style-name="T7">10</text:span>/2<text:span text:style-name="T3">4</text:span></text:p>
      <text:p text:style-name="P17"><text:s/></text:p>
      <text:list xml:id="list6832709108552072739" text:style-name="L12">
        <text:list-item>
          <text:p text:style-name="P166">Come<text:span text:style-name="T29">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995683523351804580" text:style-name="L13">
        <text:list-item>
          <text:p text:style-name="P162"><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0">22</text:span>/<text:span text:style-name="T7">10</text:span>/2<text:span text:style-name="T3">4</text:span></text:p>
      <text:p text:style-name="P18"/>
      <text:list xml:id="list230530958223077" text:continue-list="list230530729649254" text:style-name="L1">
        <text:list-item>
          <text:p text:style-name="P139"><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52"><text:span text:style-name="T16">C</text:span><text:span text:style-name="T8">omentat apartat 1.</text:span><text:span text:style-name="T23">8.1 Compresión de un gas a temperatura constante.</text:span></text:p>
        </text:list-item>
        <text:list-item>
          <text:p text:style-name="P152"><text:span text:style-name="T16">C</text:span><text:span text:style-name="T23">omentat apartat 1.8.2 Expansión de un gas a presión constante.</text:span></text:p>
        </text:list-item>
        <text:list-item>
          <text:p text:style-name="P152"><text:span text:style-name="T16">C</text:span><text:span text:style-name="T23">omentat apartat 1.8.3 Mezcla de gases.</text:span></text:p>
        </text:list-item>
        <text:list-item>
          <text:p text:style-name="P153"><text:span text:style-name="T23">C</text:span><text:span text:style-name="T8">omencem amb l'apartat 1.8.4 Diagrama entálpìco (de Mollier)</text:span></text:p>
        </text:list-item>
      </text:list>
      <text:p text:style-name="P6"/>
      <text:p text:style-name="P6"/>
      <text:p text:style-name="P38">Di<text:span text:style-name="T4">mecres</text:span><text:tab/><text:span text:style-name="T30">23</text:span>/<text:span text:style-name="T7">10</text:span>/2<text:span text:style-name="T3">4</text:span></text:p>
      <text:p text:style-name="P18"><text:s/></text:p>
      <text:list xml:id="list7809376375797776345" text:style-name="L14">
        <text:list-item>
          <text:p text:style-name="P167">Co<text:span text:style-name="T31">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0">24</text:span>/<text:span text:style-name="T7">10</text:span>/2<text:span text:style-name="T3">4</text:span></text:p>
      <text:p text:style-name="P18"><text:s/></text:p>
      <text:list xml:id="list2776221991732562191" text:style-name="L15">
        <text:list-item>
          <text:p text:style-name="P145"><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item>
          <text:p text:style-name="P168"><text:span text:style-name="T2">C</text:span>omentat <text:span text:style-name="T32">exercici 1.7-5.</text:span></text:p>
        </text:list-item>
        <text:list-item>
          <text:p text:style-name="P169"><text:span text:style-name="T2">C</text:span>omentat apartat <text:span text:style-name="T32">1.8.4 Diagrama Mollier.</text:span></text:p>
        </text:list-item>
        <text:list-item>
          <text:p text:style-name="P170">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8257193460398465293" text:style-name="L16">
        <text:list-item>
          <text:p text:style-name="P146"><text:span text:style-name="T16">Continuat amb apunts, <text:s/></text:span><text:a xlink:type="simple" xlink:href="https://paulinoposada.github.io/web_fred/web_fred_2425/apunts/unitat_1/fred_apunts_ud_1_2_gs.pdf"><text:span text:style-name="T20">unitat 1.2</text:span></text:a><text:span text:style-name="T20">.</text:span><text:span text:style-name="T16"> </text:span></text:p>
        </text:list-item>
      </text:list>
      <text:p text:style-name="P70"/>
      <text:list xml:id="list230532174250425" text:continue-numbering="true" text:style-name="L16">
        <text:list-header>
          <text:p text:style-name="P155"/>
        </text:list-header>
      </text:list>
      <text:p text:style-name="P39">Di<text:span text:style-name="T4">marts</text:span><text:tab/><text:span text:style-name="T30">29</text:span>/<text:span text:style-name="T7">10</text:span>/2<text:span text:style-name="T3">4</text:span></text:p>
      <text:p text:style-name="P19"/>
      <text:list xml:id="list230532748404362" text:continue-list="list230530958223077" text:style-name="L1">
        <text:list-item>
          <text:p text:style-name="P163"><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2">30</text:span>/<text:span text:style-name="T7">10</text:span>/2<text:span text:style-name="T3">4</text:span></text:p>
      <text:p text:style-name="P19"><text:s/></text:p>
      <text:list xml:id="list2914019850218810917" text:style-name="L17">
        <text:list-item>
          <text:p text:style-name="P173">Comentem exemple de càlcul de conservació de cabal.</text:p>
        </text:list-item>
        <text:list-item>
          <text:p text:style-name="P173">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2">31</text:span>/<text:span text:style-name="T7">10</text:span>/2<text:span text:style-name="T3">4</text:span></text:p>
      <text:p text:style-name="P19"><text:s/></text:p>
      <text:list xml:id="list6149581999877391310" text:style-name="L18">
        <text:list-item>
          <text:p text:style-name="P171">lliure centre</text:p>
        </text:list-item>
      </text:list>
      <text:p text:style-name="P39"/>
      <text:p text:style-name="P39">Di<text:span text:style-name="T6">vendres<text:tab/>01</text:span>/<text:span text:style-name="T7">11</text:span>/2<text:span text:style-name="T3">4</text:span></text:p>
      <text:p text:style-name="P19"><text:s/></text:p>
      <text:list xml:id="list3079518843166674918" text:style-name="L19">
        <text:list-item>
          <text:p text:style-name="P172"><text:span text:style-name="T2">T</text:span>ots Sants</text:p>
        </text:list-item>
      </text:list>
      <text:p text:style-name="P39"><text:soft-page-break/>Di<text:span text:style-name="T4">marts</text:span><text:tab/><text:span text:style-name="T32">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30531942128891" text:continue-list="list230532748404362" text:style-name="L1">
        <text:list-header>
          <text:p text:style-name="P164"/>
        </text:list-header>
      </text:list>
      <text:p text:style-name="P7"/>
      <text:p text:style-name="P7"/>
      <text:p text:style-name="P39">Di<text:span text:style-name="T4">mecres</text:span><text:tab/><text:span text:style-name="T32">06</text:span>/<text:span text:style-name="T7">11</text:span>/2<text:span text:style-name="T3">4</text:span></text:p>
      <text:p text:style-name="P19"><text:s/></text:p>
      <text:p text:style-name="P73"><text:span text:style-name="T31">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2">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3">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3">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3">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4">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29">Di<text:span text:style-name="T4">marts</text:span><text:tab/><text:span text:style-name="T33">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5">20</text:span>/<text:span text:style-name="T7">11</text:span>/2<text:span text:style-name="T3">4</text:span></text:p>
      <text:p text:style-name="P27">Comentat la fitxa tècnica del R600a.</text:p>
      <text:p text:style-name="P22"><text:span text:style-name="T36">Comentat les </text:span><text:a xlink:type="simple" xlink:href="https://paulinoposada.github.io/web_fred/web_fred_2425/documents/instrucciones_equipo_recuperacion.pdf"><text:span text:style-name="T36">instruccions abreujades de la recuperadora de refrigerant</text:span></text:a><text:span text:style-name="T36">.</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5">21</text:span>/<text:span text:style-name="T7">11</text:span>/2<text:span text:style-name="T3">4</text:span></text:p>
      <text:p text:style-name="P23"><text:s/><text:span text:style-name="T8">Co</text:span><text:span text:style-name="T24">mençat</text:span><text:span text:style-name="T8">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4">unitat 2.1</text:span></text:a><text:span text:style-name="T8">.</text:span></text:p>
      <text:p text:style-name="P89">Comentat apartat 2.1.1 Clasificación de compresores por su integración en el circuito frigorífico</text:p>
      <text:p text:style-name="P89">Comentat exemple 2.1.1.1-1</text:p>
      <text:p text:style-name="P130">Di<text:span text:style-name="T4">marts</text:span><text:tab/><text:span text:style-name="T37">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5">27</text:span>/<text:span text:style-name="T7">11</text:span>/2<text:span text:style-name="T3">4</text:span></text:p>
      <text:p text:style-name="P89">Examen</text:p>
      <text:p text:style-name="P59"/>
      <text:p text:style-name="P42">Di<text:span text:style-name="T6">jous<text:tab/></text:span><text:tab/><text:span text:style-name="T35">28</text:span>/<text:span text:style-name="T7">11</text:span>/2<text:span text:style-name="T3">4</text:span></text:p>
      <text:p text:style-name="P23"><text:span text:style-name="T38">Comentem la </text:span><text:a xlink:type="simple" xlink:href="https://paulinoposada.github.io/web_fred/web_fred_2425/examens/241127_omf_map33b_examen_sol.pdf"><text:span text:style-name="T38">solució de l'examen</text:span></text:a><text:span text:style-name="T38">.</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4">unitat 2.1</text:span></text:a><text:span text:style-name="T8">.</text:span></text:p>
      <text:p text:style-name="P23"><text:span text:style-name="T39">Comentem exemple 2.1.2.2-1</text:span> </text:p>
      <text:p text:style-name="P84"/>
      <text:p text:style-name="P80"/>
      <text:p text:style-name="P131">Di<text:span text:style-name="T4">marts</text:span><text:tab/><text:span text:style-name="T40">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40">04</text:span>/<text:span text:style-name="T7">12</text:span>/2<text:span text:style-name="T3">4</text:span></text:p>
      <text:p text:style-name="P90"/>
      <text:p text:style-name="P95"><text:span text:style-name="T41">Posem en marxa</text:span> <text:span text:style-name="T41">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0">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2">10</text:span>/<text:span text:style-name="T7">12</text:span>/2<text:span text:style-name="T3">4</text:span></text:p>
      <text:p text:style-name="P30"/>
      <text:p text:style-name="P96">Baixa</text:p>
      <text:p text:style-name="P12"/>
      <text:p text:style-name="P44">Di<text:span text:style-name="T4">mecres</text:span><text:tab/><text:span text:style-name="T42">11</text:span>/<text:span text:style-name="T7">12</text:span>/2<text:span text:style-name="T3">4</text:span></text:p>
      <text:p text:style-name="P91"/>
      <text:p text:style-name="P96">Baixa</text:p>
      <text:p text:style-name="P44"/>
      <text:p text:style-name="P44">Di<text:span text:style-name="T6">jous<text:tab/></text:span><text:tab/><text:span text:style-name="T42">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2">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2">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2">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3">del 18/12/24</text:span></text:a><text:span text:style-name="T43">. </text:span></text:p>
      <text:p text:style-name="P50"><text:span text:style-name="T44">Comentem </text:span><text:a xlink:type="simple" xlink:href="https://paulinoposada.github.io/web_fred/web_fred_2425/documents/ta/ta_08.pdf"><text:span text:style-name="T44">treball autonom 8</text:span></text:a><text:span text:style-name="T44">,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5">08</text:span>/<text:span text:style-name="T45">01</text:span>/2<text:span text:style-name="T45">5</text:span></text:p>
      <text:p text:style-name="P92"/>
      <text:p text:style-name="P100">Com<text:span text:style-name="T46">p</text:span>a<text:span text:style-name="T46">r</text:span>em resultats dels programes de simulació SOLKANE amb els resultats del exemple<text:span text:style-name="T46">s 2.1.1.1-1 i</text:span> <text:span text:style-name="T46">2.1.2.2-1.</text:span></text:p>
      <text:p text:style-name="P101">Comentem exemple 2.1.2.2-2.</text:p>
      <text:p text:style-name="P101"/>
      <text:p text:style-name="P102">Taller</text:p>
      <text:p text:style-name="P102">Grup 2 munta circuits referedadora. La resta carreguem de refrigerant un aire condicionat.</text:p>
      <text:p text:style-name="P119"/>
      <text:p text:style-name="P96"/>
      <text:p text:style-name="P46">Di<text:span text:style-name="T47">jous</text:span><text:tab/><text:span text:style-name="T45">09</text:span>/<text:span text:style-name="T45">01</text:span>/2<text:span text:style-name="T45">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8">vendres</text:span><text:tab/><text:span text:style-name="T48">10</text:span>/<text:span text:style-name="T45">01</text:span>/2<text:span text:style-name="T45">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20">Dimarts<text:tab/>14/01/25</text:p>
      <text:p text:style-name="P120"/>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21">Dim<text:span text:style-name="T49">ecres</text:span><text:tab/>1<text:span text:style-name="T49">5</text:span>/01/25</text:p>
      <text:p text:style-name="P121"/>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22"/>
      <text:p text:style-name="P132">Di<text:span text:style-name="T50">jous</text:span><text:tab/>1<text:span text:style-name="T50">6</text:span>/01/25</text:p>
      <text:p text:style-name="P122"/>
      <text:p text:style-name="P115">Baixat al taller <text:span text:style-name="T51">i</text:span> fet funcionar la refredadora, registrant les següents temperatures:</text:p>
      <text:p text:style-name="P115"/>
      <text:list xml:id="list7330587983756401771" text:style-name="L20">
        <text:list-item>
          <text:p text:style-name="P174">Impulsió condensador</text:p>
        </text:list-item>
        <text:list-item>
          <text:p text:style-name="P174">Retorn condensador</text:p>
        </text:list-item>
        <text:list-item>
          <text:p text:style-name="P174">Impusió evaporador</text:p>
        </text:list-item>
        <text:list-item>
          <text:p text:style-name="P174">Retorn evaporador</text:p>
        </text:list-item>
        <text:list-item>
          <text:p text:style-name="P174">Aigua galleda</text:p>
        </text:list-item>
      </text:list>
      <text:p text:style-name="P109"/>
      <text:p text:style-name="P109"><text:span text:style-name="T50">Primer hem deixat que la referdadora es poses a règim. A continuació hem reduït el cabal d'aigua de piscina al condensador. Finalment hem desconctat el ventilador del fan coil.</text:span> </text:p>
      <text:p text:style-name="P109"/>
      <text:p text:style-name="P123"/>
      <text:p text:style-name="P123">Di<text:span text:style-name="T51">vendres</text:span><text:tab/>1<text:span text:style-name="T51">7</text:span>/01/25</text:p>
      <text:p text:style-name="P123"/>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24">Di<text:span text:style-name="T52">marts</text:span><text:tab/><text:span text:style-name="T52">21</text:span>/01/25</text:p>
      <text:p text:style-name="P124"/>
      <text:p text:style-name="P111"><text:span text:style-name="T52">Terminem amb els apunts de la </text:span><text:a xlink:type="simple" xlink:href="https://paulinoposada.github.io/web_fred/web_fred_2425/apunts/unitat_2/fred_apunts_ud2_1_gs.pdf"><text:span text:style-name="T52">unitat 2.1</text:span></text:a><text:span text:style-name="T52">.</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25">Di<text:span text:style-name="T52">mecres</text:span><text:tab/><text:span text:style-name="T52">22</text:span>/01/25</text:p>
      <text:p text:style-name="P125"/>
      <text:p text:style-name="P118">Co<text:span text:style-name="T53">ntinuem</text:span> amb la <text:a xlink:type="simple" xlink:href="https://paulinoposada.github.io/web_fred/web_fred_2425/apunts/unitat_2/fred_apunts_ud2_2_gs.pdf">unitat 2.2</text:a>.</text:p>
      <text:p text:style-name="P118"/>
      <text:p text:style-name="P175">Comentem apartat 2.1.2 Efecte de la variació de temperatura del mpc en la temperatura de condensació.</text:p>
      <text:p text:style-name="P126"/>
      <text:p text:style-name="P126"><text:span text:style-name="T14">Comentem apartat 2.1.3 Aprofitam</text:span><text:span text:style-name="T15">e</text:span><text:span text:style-name="T14">nt de la capacitat d'un condensador.</text:span></text:p>
      <text:p text:style-name="P126"/>
      <text:p text:style-name="P127"><text:span text:style-name="T14">B</text:span><text:span text:style-name="T9">aixem al taller, grup 2 carrega un equip d'aire condicionat i recupera el refrigerant, grup 3 munta la refredadora. </text:span></text:p>
      <text:p text:style-name="P175"/>
      <text:p text:style-name="P176"/>
      <text:p text:style-name="P182"/>
      <text:p text:style-name="P178">Di<text:span text:style-name="T54">jous</text:span><text:tab/><text:tab/><text:span text:style-name="T52">23</text:span>/01/25</text:p>
      <text:p text:style-name="P178"/>
      <text:p text:style-name="P177">Mesurat cabals d'aigua en refredadora. Circuit condensador 0,67 kg/s (0,5kg/s), circuit evaporador 0,11 kg/s (0,136 kg/s).</text:p>
      <text:p text:style-name="P177"><text:s/></text:p>
      <text:p text:style-name="P176">Co<text:span text:style-name="T53">ntinuem</text:span> amb la <text:a xlink:type="simple" xlink:href="https://paulinoposada.github.io/web_fred/web_fred_2425/apunts/unitat_2/fred_apunts_ud2_2_gs.pdf">unitat 2.2</text:a>.</text:p>
      <text:p text:style-name="P177">Comentem càlcul de potència en condensador i evaporador amb cabal de massa i diferencia de temperatura entre entrada i sortida d'aigua.</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3T23:05:30.473934095</dc:date>
    <meta:editing-duration>PT1H41M46S</meta:editing-duration>
    <meta:editing-cycles>168</meta:editing-cycles>
    <meta:document-statistic meta:table-count="0" meta:image-count="0" meta:object-count="0" meta:page-count="10" meta:paragraph-count="216" meta:word-count="1232" meta:character-count="8223" meta:non-whitespace-character-count="7158"/>
  </office:meta>
</office:document-meta>
</file>